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1b06" officeooo:paragraph-rsid="00031b06"/>
    </style:style>
    <style:style style:name="P2" style:family="paragraph" style:parent-style-name="Standard">
      <style:paragraph-properties fo:text-align="start" style:justify-single-word="false"/>
      <style:text-properties officeooo:rsid="00031b06" officeooo:paragraph-rsid="00037ad8"/>
    </style:style>
    <style:style style:name="P3" style:family="paragraph" style:parent-style-name="Standard">
      <style:paragraph-properties fo:text-align="start" style:justify-single-word="false"/>
      <style:text-properties officeooo:rsid="00037ad8" officeooo:paragraph-rsid="00037ad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5pt" officeooo:rsid="00037ad8" officeooo:paragraph-rsid="00037ad8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4pt" officeooo:rsid="00037ad8" officeooo:paragraph-rsid="00037ad8" style:font-size-asian="14pt" style:font-size-complex="14pt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officeooo:rsid="00031b06"/>
    </style:style>
    <style:style style:name="T2" style:family="text">
      <style:text-properties officeooo:rsid="00047acf"/>
    </style:style>
    <style:style style:name="T3" style:family="text">
      <style:text-properties fo:font-size="15pt" officeooo:rsid="00047ac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span text:style-name="T3">AGILE SOFTWARE DEVELOPMENT</text:span></text:p>
      <text:p text:style-name="Standard"/>
      <text:p text:style-name="Standard"/>
      <text:p text:style-name="P7">Agile development methodology provides opportunities to assess the direction of a project throughout the development lifecycle. This is achieved through regular cadences of work, known as sprints or iterations, at the end of which teams must present a potentially shippable product increment.</text:p>
      <text:p text:style-name="P7"/>
      <text:p text:style-name="P1">The main priciples of Agile methodology <text:s/>are</text:p>
      <text:p text:style-name="P1"/>
      <text:p text:style-name="P1">- Customer Involvement.</text:p>
      <text:p text:style-name="P1">- Pair programming.</text:p>
      <text:p text:style-name="P1">- Refactoring.</text:p>
      <text:p text:style-name="P1">- Incremental development.</text:p>
      <text:p text:style-name="P1"/>
      <text:p text:style-name="P1">In our project we are going to use Agile methodology for project management</text:p>
      <text:p text:style-name="P1"/>
      <text:p text:style-name="P5">Customer Involvement</text:p>
      <text:p text:style-name="P3"/>
      <text:p text:style-name="P2">Gau Gas systems are using by many people in various parts of our country like Tirupati nad gujarat.</text:p>
      <text:p text:style-name="P3">We had an offical meeting with the Gau Gas team where we Explained our solution to current system problem . </text:p>
      <text:p text:style-name="P3"/>
      <text:p text:style-name="P3"/>
      <text:p text:style-name="P5">Pair Programming</text:p>
      <text:p text:style-name="P3"/>
      <text:p text:style-name="P3">We have benn split into two teams where one team working with Arduino to make the controller board and the other will be working on SMS oriented solution and statistics display.</text:p>
      <text:p text:style-name="P3"/>
      <text:p text:style-name="P6">Incremental development</text:p>
      <text:p text:style-name="P6"/>
      <text:p text:style-name="P6"><text:span text:style-name="T1">Gau Gas systems </text:span>is a live working system our aim is to make it completely automation eliminating the manual interaction .</text:p>
      <text:p text:style-name="P6"/>
      <text:p text:style-name="P6">Refactoring</text:p>
      <text:p text:style-name="P3"/>
      <text:p text:style-name="P3"><text:span text:style-name="T2">Improving</text:span> objective attributes of code (length, duplication, coupling and cohesion, cyclomatic complexity) that correlate with ease of maintenanc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5:20:45.402828194</meta:creation-date>
    <dc:date>2016-10-22T12:20:38.255798566</dc:date>
    <meta:editing-duration>PT22M6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17" meta:word-count="191" meta:character-count="1241" meta:non-whitespace-character-count="1064"/>
  </office:meta>
</office:document-meta>
</file>